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cd8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cd8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cd8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cd8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cd8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cd8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cd8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cd8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cd8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cd8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cd8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cd8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cd8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cd8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cd8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cd8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cd8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is Mathias Dìaz Suà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1/8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590205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Kervin Diaz Co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1503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6.17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0" meta:non-whitespace-character-count="992"/>
    <meta:template xlink:type="simple" xlink:actuate="onRequest" xlink:title="Normal" xlink:href=""/>
  </office:meta>
</office:document-meta>
</file>